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sp-metrics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variation_name</text:p>
          </table:table-cell>
          <table:table-cell office:value-type="string" calcext:value-type="string">
            <text:p>position_offset_x</text:p>
          </table:table-cell>
          <table:table-cell office:value-type="string" calcext:value-type="string">
            <text:p>position_offset_y</text:p>
          </table:table-cell>
          <table:table-cell office:value-type="string" calcext:value-type="string">
            <text:p>position_offset_z</text:p>
          </table:table-cell>
          <table:table-cell office:value-type="string" calcext:value-type="string">
            <text:p>rotation_offset_deg_x</text:p>
          </table:table-cell>
          <table:table-cell office:value-type="string" calcext:value-type="string">
            <text:p>rotation_offset_deg_y</text:p>
          </table:table-cell>
          <table:table-cell office:value-type="string" calcext:value-type="string">
            <text:p>rotation_offset_deg_z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Dist_COP_x</text:p>
          </table:table-cell>
          <table:table-cell office:value-type="string" calcext:value-type="string">
            <text:p>opt_COPx</text:p>
          </table:table-cell>
          <table:table-cell office:value-type="string" calcext:value-type="string">
            <text:p>CoP+ X</text:p>
          </table:table-cell>
          <table:table-cell office:value-type="string" calcext:value-type="string">
            <text:p>CoP+ Y</text:p>
          </table:table-cell>
          <table:table-cell office:value-type="string" calcext:value-type="string">
            <text:p>CoP+ Z</text:p>
          </table:table-cell>
          <table:table-cell office:value-type="string" calcext:value-type="string">
            <text:p>Taxel+ active</text:p>
          </table:table-cell>
          <table:table-cell office:value-type="string" calcext:value-type="string">
            <text:p>F_max+</text:p>
          </table:table-cell>
          <table:table-cell office:value-type="string" calcext:value-type="string">
            <text:p>F_min+</text:p>
          </table:table-cell>
          <table:table-cell office:value-type="string" calcext:value-type="string">
            <text:p>Dist+</text:p>
          </table:table-cell>
          <table:table-cell office:value-type="string" calcext:value-type="string">
            <text:p>F_mean10</text:p>
          </table:table-cell>
          <table:table-cell office:value-type="string" calcext:value-type="string">
            <text:p>Std_10</text:p>
          </table:table-cell>
          <table:table-cell office:value-type="string" calcext:value-type="string">
            <text:p>Mean_1-5</text:p>
          </table:table-cell>
          <table:table-cell office:value-type="string" calcext:value-type="string">
            <text:p>Mean_7-11</text:p>
          </table:table-cell>
          <table:table-cell office:value-type="string" calcext:value-type="string">
            <text:p>Diff_Means</text:p>
          </table:table-cell>
        </table:table-row>
        <table:table-row table:style-name="ro1">
          <table:table-cell office:value-type="string" calcext:value-type="string">
            <text:p>baselin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2025-09-15 09:57:18</text:p>
          </table:table-cell>
          <table:table-cell office:value-type="float" office:value="0.0004118" calcext:value-type="float">
            <text:p>0.0004118</text:p>
          </table:table-cell>
          <table:table-cell office:value-type="float" office:value="0.1928122" calcext:value-type="float">
            <text:p>0.1928122</text:p>
          </table:table-cell>
          <table:table-cell office:value-type="float" office:value="0.193224" calcext:value-type="float">
            <text:p>0.193224</text:p>
          </table:table-cell>
          <table:table-cell office:value-type="float" office:value="0.5415102" calcext:value-type="float">
            <text:p>0.5415102</text:p>
          </table:table-cell>
          <table:table-cell office:value-type="float" office:value="0.0994033" calcext:value-type="float">
            <text:p>0.0994033</text:p>
          </table:table-cell>
          <table:table-cell office:value-type="float" office:value="2" calcext:value-type="float">
            <text:p>2</text:p>
          </table:table-cell>
          <table:table-cell office:value-type="float" office:value="1.63917994499207" calcext:value-type="float">
            <text:p>1.63917994499207</text:p>
          </table:table-cell>
          <table:table-cell office:value-type="float" office:value="-0.0855834037065506" calcext:value-type="float">
            <text:p>-0.0855834037065506</text:p>
          </table:table-cell>
          <table:table-cell office:value-type="float" office:value="1.72476334869862" calcext:value-type="float">
            <text:p>1.72476334869862</text:p>
          </table:table-cell>
          <table:table-cell office:value-type="float" office:value="0.298690736107528" calcext:value-type="float">
            <text:p>0.298690736107528</text:p>
          </table:table-cell>
          <table:table-cell office:value-type="float" office:value="0.613971495535409" calcext:value-type="float">
            <text:p>0.613971495535409</text:p>
          </table:table-cell>
          <table:table-cell office:value-type="float" office:value="0.345698868855834" calcext:value-type="float">
            <text:p>0.345698868855834</text:p>
          </table:table-cell>
          <table:table-cell office:value-type="float" office:value="0.251682603359222" calcext:value-type="float">
            <text:p>0.251682603359222</text:p>
          </table:table-cell>
          <table:table-cell office:value-type="float" office:value="0.0940162654966116" calcext:value-type="float">
            <text:p>0.0940162654966116</text:p>
          </table:table-cell>
        </table:table-row>
        <table:table-row table:style-name="ro1">
          <table:table-cell office:value-type="string" calcext:value-type="string">
            <text:p>x_plus_1</text:p>
          </table:table-cell>
          <table:table-cell office:value-type="float" office:value="0.001" calcext:value-type="float">
            <text:p>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7:30</text:p>
          </table:table-cell>
          <table:table-cell office:value-type="float" office:value="-0.0002797" calcext:value-type="float">
            <text:p>-0.0002797</text:p>
          </table:table-cell>
          <table:table-cell office:value-type="float" office:value="0.1938107" calcext:value-type="float">
            <text:p>0.1938107</text:p>
          </table:table-cell>
          <table:table-cell office:value-type="float" office:value="0.1935309" calcext:value-type="float">
            <text:p>0.1935309</text:p>
          </table:table-cell>
          <table:table-cell office:value-type="float" office:value="0.5415157" calcext:value-type="float">
            <text:p>0.5415157</text:p>
          </table:table-cell>
          <table:table-cell office:value-type="float" office:value="0.099404" calcext:value-type="float">
            <text:p>0.099404</text:p>
          </table:table-cell>
          <table:table-cell office:value-type="float" office:value="2" calcext:value-type="float">
            <text:p>2</text:p>
          </table:table-cell>
          <table:table-cell office:value-type="float" office:value="1.49906659126282" calcext:value-type="float">
            <text:p>1.49906659126282</text:p>
          </table:table-cell>
          <table:table-cell office:value-type="float" office:value="-0.0888634026050568" calcext:value-type="float">
            <text:p>-0.0888634026050568</text:p>
          </table:table-cell>
          <table:table-cell office:value-type="float" office:value="1.58792999386787" calcext:value-type="float">
            <text:p>1.58792999386787</text:p>
          </table:table-cell>
          <table:table-cell office:value-type="float" office:value="0.277944743260741" calcext:value-type="float">
            <text:p>0.277944743260741</text:p>
          </table:table-cell>
          <table:table-cell office:value-type="float" office:value="0.583124708497519" calcext:value-type="float">
            <text:p>0.583124708497519</text:p>
          </table:table-cell>
          <table:table-cell office:value-type="float" office:value="0.261812889203429" calcext:value-type="float">
            <text:p>0.261812889203429</text:p>
          </table:table-cell>
          <table:table-cell office:value-type="float" office:value="0.294076597318053" calcext:value-type="float">
            <text:p>0.294076597318053</text:p>
          </table:table-cell>
          <table:table-cell office:value-type="float" office:value="0.032263708114624" calcext:value-type="float">
            <text:p>0.032263708114624</text:p>
          </table:table-cell>
        </table:table-row>
        <table:table-row table:style-name="ro1">
          <table:table-cell office:value-type="string" calcext:value-type="string">
            <text:p>x_plus_2</text:p>
          </table:table-cell>
          <table:table-cell office:value-type="float" office:value="0.002" calcext:value-type="float">
            <text:p>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7:43</text:p>
          </table:table-cell>
          <table:table-cell office:value-type="float" office:value="-0.0009642" calcext:value-type="float">
            <text:p>-0.0009642</text:p>
          </table:table-cell>
          <table:table-cell office:value-type="float" office:value="0.1948061" calcext:value-type="float">
            <text:p>0.1948061</text:p>
          </table:table-cell>
          <table:table-cell office:value-type="float" office:value="0.1938419" calcext:value-type="float">
            <text:p>0.1938419</text:p>
          </table:table-cell>
          <table:table-cell office:value-type="float" office:value="0.5415056" calcext:value-type="float">
            <text:p>0.5415056</text:p>
          </table:table-cell>
          <table:table-cell office:value-type="float" office:value="0.0993999" calcext:value-type="float">
            <text:p>0.0993999</text:p>
          </table:table-cell>
          <table:table-cell office:value-type="float" office:value="2" calcext:value-type="float">
            <text:p>2</text:p>
          </table:table-cell>
          <table:table-cell office:value-type="float" office:value="1.84428656101227" calcext:value-type="float">
            <text:p>1.84428656101227</text:p>
          </table:table-cell>
          <table:table-cell office:value-type="float" office:value="-0.0913233980536461" calcext:value-type="float">
            <text:p>-0.0913233980536461</text:p>
          </table:table-cell>
          <table:table-cell office:value-type="float" office:value="1.93560995906591" calcext:value-type="float">
            <text:p>1.93560995906591</text:p>
          </table:table-cell>
          <table:table-cell office:value-type="float" office:value="0.282331737101776" calcext:value-type="float">
            <text:p>0.282331737101776</text:p>
          </table:table-cell>
          <table:table-cell office:value-type="float" office:value="0.629323131012729" calcext:value-type="float">
            <text:p>0.629323131012729</text:p>
          </table:table-cell>
          <table:table-cell office:value-type="float" office:value="0.203264882357325" calcext:value-type="float">
            <text:p>0.203264882357325</text:p>
          </table:table-cell>
          <table:table-cell office:value-type="float" office:value="0.361398591846228" calcext:value-type="float">
            <text:p>0.361398591846228</text:p>
          </table:table-cell>
          <table:table-cell office:value-type="float" office:value="0.158133709488902" calcext:value-type="float">
            <text:p>0.158133709488902</text:p>
          </table:table-cell>
        </table:table-row>
        <table:table-row table:style-name="ro1">
          <table:table-cell office:value-type="string" calcext:value-type="string">
            <text:p>x_plus_3</text:p>
          </table:table-cell>
          <table:table-cell office:value-type="float" office:value="0.003" calcext:value-type="float">
            <text:p>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7:56</text:p>
          </table:table-cell>
          <table:table-cell office:value-type="float" office:value="-0.0015195" calcext:value-type="float">
            <text:p>-0.0015195</text:p>
          </table:table-cell>
          <table:table-cell office:value-type="float" office:value="0.1958086" calcext:value-type="float">
            <text:p>0.1958086</text:p>
          </table:table-cell>
          <table:table-cell office:value-type="float" office:value="0.194289" calcext:value-type="float">
            <text:p>0.194289</text:p>
          </table:table-cell>
          <table:table-cell office:value-type="float" office:value="0.5415057" calcext:value-type="float">
            <text:p>0.5415057</text:p>
          </table:table-cell>
          <table:table-cell office:value-type="float" office:value="0.0994008" calcext:value-type="float">
            <text:p>0.0994008</text:p>
          </table:table-cell>
          <table:table-cell office:value-type="float" office:value="2" calcext:value-type="float">
            <text:p>2</text:p>
          </table:table-cell>
          <table:table-cell office:value-type="float" office:value="2.16203665733337" calcext:value-type="float">
            <text:p>2.16203665733337</text:p>
          </table:table-cell>
          <table:table-cell office:value-type="float" office:value="-0.0917334035038948" calcext:value-type="float">
            <text:p>-0.0917334035038948</text:p>
          </table:table-cell>
          <table:table-cell office:value-type="float" office:value="2.25377006083727" calcext:value-type="float">
            <text:p>2.25377006083727</text:p>
          </table:table-cell>
          <table:table-cell office:value-type="float" office:value="0.289752745022997" calcext:value-type="float">
            <text:p>0.289752745022997</text:p>
          </table:table-cell>
          <table:table-cell office:value-type="float" office:value="0.699401984671661" calcext:value-type="float">
            <text:p>0.699401984671661</text:p>
          </table:table-cell>
          <table:table-cell office:value-type="float" office:value="0.155704879295081" calcext:value-type="float">
            <text:p>0.155704879295081</text:p>
          </table:table-cell>
          <table:table-cell office:value-type="float" office:value="0.423800610750914" calcext:value-type="float">
            <text:p>0.423800610750914</text:p>
          </table:table-cell>
          <table:table-cell office:value-type="float" office:value="0.268095731455833" calcext:value-type="float">
            <text:p>0.268095731455833</text:p>
          </table:table-cell>
        </table:table-row>
        <table:table-row table:style-name="ro1">
          <table:table-cell office:value-type="string" calcext:value-type="string">
            <text:p>x_plus_4</text:p>
          </table:table-cell>
          <table:table-cell office:value-type="float" office:value="0.004" calcext:value-type="float">
            <text:p>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8:09</text:p>
          </table:table-cell>
          <table:table-cell office:value-type="float" office:value="-0.0019367" calcext:value-type="float">
            <text:p>-0.0019367</text:p>
          </table:table-cell>
          <table:table-cell office:value-type="float" office:value="0.1968133" calcext:value-type="float">
            <text:p>0.1968133</text:p>
          </table:table-cell>
          <table:table-cell office:value-type="float" office:value="0.1948765" calcext:value-type="float">
            <text:p>0.1948765</text:p>
          </table:table-cell>
          <table:table-cell office:value-type="float" office:value="0.5415239" calcext:value-type="float">
            <text:p>0.5415239</text:p>
          </table:table-cell>
          <table:table-cell office:value-type="float" office:value="0.0993971" calcext:value-type="float">
            <text:p>0.0993971</text:p>
          </table:table-cell>
          <table:table-cell office:value-type="float" office:value="2" calcext:value-type="float">
            <text:p>2</text:p>
          </table:table-cell>
          <table:table-cell office:value-type="float" office:value="2.42484664916992" calcext:value-type="float">
            <text:p>2.42484664916992</text:p>
          </table:table-cell>
          <table:table-cell office:value-type="float" office:value="-0.090913400053978" calcext:value-type="float">
            <text:p>-0.090913400053978</text:p>
          </table:table-cell>
          <table:table-cell office:value-type="float" office:value="2.5157600492239" calcext:value-type="float">
            <text:p>2.5157600492239</text:p>
          </table:table-cell>
          <table:table-cell office:value-type="float" office:value="0.297501747310162" calcext:value-type="float">
            <text:p>0.297501747310162</text:p>
          </table:table-cell>
          <table:table-cell office:value-type="float" office:value="0.769463796756324" calcext:value-type="float">
            <text:p>0.769463796756324</text:p>
          </table:table-cell>
          <table:table-cell office:value-type="float" office:value="0.118804884329438" calcext:value-type="float">
            <text:p>0.118804884329438</text:p>
          </table:table-cell>
          <table:table-cell office:value-type="float" office:value="0.476198610290885" calcext:value-type="float">
            <text:p>0.476198610290885</text:p>
          </table:table-cell>
          <table:table-cell office:value-type="float" office:value="0.357393725961447" calcext:value-type="float">
            <text:p>0.357393725961447</text:p>
          </table:table-cell>
        </table:table-row>
        <table:table-row table:style-name="ro1">
          <table:table-cell office:value-type="string" calcext:value-type="string">
            <text:p>x_plus_5</text:p>
          </table:table-cell>
          <table:table-cell office:value-type="float" office:value="0.005" calcext:value-type="float">
            <text:p>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8:22</text:p>
          </table:table-cell>
          <table:table-cell office:value-type="float" office:value="-0.0021869" calcext:value-type="float">
            <text:p>-0.0021869</text:p>
          </table:table-cell>
          <table:table-cell office:value-type="float" office:value="0.1978064" calcext:value-type="float">
            <text:p>0.1978064</text:p>
          </table:table-cell>
          <table:table-cell office:value-type="float" office:value="0.1956195" calcext:value-type="float">
            <text:p>0.1956195</text:p>
          </table:table-cell>
          <table:table-cell office:value-type="float" office:value="0.5415074" calcext:value-type="float">
            <text:p>0.5415074</text:p>
          </table:table-cell>
          <table:table-cell office:value-type="float" office:value="0.0994032" calcext:value-type="float">
            <text:p>0.0994032</text:p>
          </table:table-cell>
          <table:table-cell office:value-type="float" office:value="2" calcext:value-type="float">
            <text:p>2</text:p>
          </table:table-cell>
          <table:table-cell office:value-type="float" office:value="2.52119660377502" calcext:value-type="float">
            <text:p>2.52119660377502</text:p>
          </table:table-cell>
          <table:table-cell office:value-type="float" office:value="-0.0905034020543098" calcext:value-type="float">
            <text:p>-0.0905034020543098</text:p>
          </table:table-cell>
          <table:table-cell office:value-type="float" office:value="2.61170000582933" calcext:value-type="float">
            <text:p>2.61170000582933</text:p>
          </table:table-cell>
          <table:table-cell office:value-type="float" office:value="0.293606740795076" calcext:value-type="float">
            <text:p>0.293606740795076</text:p>
          </table:table-cell>
          <table:table-cell office:value-type="float" office:value="0.796108244301063" calcext:value-type="float">
            <text:p>0.796108244301063</text:p>
          </table:table-cell>
          <table:table-cell office:value-type="float" office:value="0.0926468811929226" calcext:value-type="float">
            <text:p>0.0926468811929226</text:p>
          </table:table-cell>
          <table:table-cell office:value-type="float" office:value="0.494566600397229" calcext:value-type="float">
            <text:p>0.494566600397229</text:p>
          </table:table-cell>
          <table:table-cell office:value-type="float" office:value="0.401919719204307" calcext:value-type="float">
            <text:p>0.401919719204307</text:p>
          </table:table-cell>
        </table:table-row>
        <table:table-row table:style-name="ro1">
          <table:table-cell office:value-type="string" calcext:value-type="string">
            <text:p>x_plus_6</text:p>
          </table:table-cell>
          <table:table-cell office:value-type="float" office:value="0.006" calcext:value-type="float">
            <text:p>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8:34</text:p>
          </table:table-cell>
          <table:table-cell office:value-type="float" office:value="-0.0023347" calcext:value-type="float">
            <text:p>-0.0023347</text:p>
          </table:table-cell>
          <table:table-cell office:value-type="float" office:value="0.1988075" calcext:value-type="float">
            <text:p>0.1988075</text:p>
          </table:table-cell>
          <table:table-cell office:value-type="float" office:value="0.1964729" calcext:value-type="float">
            <text:p>0.1964729</text:p>
          </table:table-cell>
          <table:table-cell office:value-type="float" office:value="0.5415097" calcext:value-type="float">
            <text:p>0.5415097</text:p>
          </table:table-cell>
          <table:table-cell office:value-type="float" office:value="0.0994" calcext:value-type="float">
            <text:p>0.0994</text:p>
          </table:table-cell>
          <table:table-cell office:value-type="float" office:value="2" calcext:value-type="float">
            <text:p>2</text:p>
          </table:table-cell>
          <table:table-cell office:value-type="float" office:value="2.45108652114868" calcext:value-type="float">
            <text:p>2.45108652114868</text:p>
          </table:table-cell>
          <table:table-cell office:value-type="float" office:value="-0.0900933966040611" calcext:value-type="float">
            <text:p>-0.0900933966040611</text:p>
          </table:table-cell>
          <table:table-cell office:value-type="float" office:value="2.54117991775274" calcext:value-type="float">
            <text:p>2.54117991775274</text:p>
          </table:table-cell>
          <table:table-cell office:value-type="float" office:value="0.276960732415318" calcext:value-type="float">
            <text:p>0.276960732415318</text:p>
          </table:table-cell>
          <table:table-cell office:value-type="float" office:value="0.773131486080957" calcext:value-type="float">
            <text:p>0.773131486080957</text:p>
          </table:table-cell>
          <table:table-cell office:value-type="float" office:value="0.0739508800208569" calcext:value-type="float">
            <text:p>0.0739508800208569</text:p>
          </table:table-cell>
          <table:table-cell office:value-type="float" office:value="0.47997058480978" calcext:value-type="float">
            <text:p>0.47997058480978</text:p>
          </table:table-cell>
          <table:table-cell office:value-type="float" office:value="0.406019704788923" calcext:value-type="float">
            <text:p>0.406019704788923</text:p>
          </table:table-cell>
        </table:table-row>
        <table:table-row table:style-name="ro1">
          <table:table-cell office:value-type="string" calcext:value-type="string">
            <text:p>x_plus_7</text:p>
          </table:table-cell>
          <table:table-cell office:value-type="float" office:value="0.007" calcext:value-type="float">
            <text:p>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8:47</text:p>
          </table:table-cell>
          <table:table-cell office:value-type="float" office:value="-0.0024437" calcext:value-type="float">
            <text:p>-0.0024437</text:p>
          </table:table-cell>
          <table:table-cell office:value-type="float" office:value="0.1998096" calcext:value-type="float">
            <text:p>0.1998096</text:p>
          </table:table-cell>
          <table:table-cell office:value-type="float" office:value="0.197366" calcext:value-type="float">
            <text:p>0.197366</text:p>
          </table:table-cell>
          <table:table-cell office:value-type="float" office:value="0.5415068" calcext:value-type="float">
            <text:p>0.5415068</text:p>
          </table:table-cell>
          <table:table-cell office:value-type="float" office:value="0.0994024" calcext:value-type="float">
            <text:p>0.0994024</text:p>
          </table:table-cell>
          <table:table-cell office:value-type="float" office:value="2" calcext:value-type="float">
            <text:p>2</text:p>
          </table:table-cell>
          <table:table-cell office:value-type="float" office:value="2.27519655227661" calcext:value-type="float">
            <text:p>2.27519655227661</text:p>
          </table:table-cell>
          <table:table-cell office:value-type="float" office:value="-0.089683398604393" calcext:value-type="float">
            <text:p>-0.089683398604393</text:p>
          </table:table-cell>
          <table:table-cell office:value-type="float" office:value="2.364879950881" calcext:value-type="float">
            <text:p>2.364879950881</text:p>
          </table:table-cell>
          <table:table-cell office:value-type="float" office:value="0.251171734370291" calcext:value-type="float">
            <text:p>0.251171734370291</text:p>
          </table:table-cell>
          <table:table-cell office:value-type="float" office:value="0.717866347821511" calcext:value-type="float">
            <text:p>0.717866347821511</text:p>
          </table:table-cell>
          <table:table-cell office:value-type="float" office:value="0.0577968783676624" calcext:value-type="float">
            <text:p>0.0577968783676624</text:p>
          </table:table-cell>
          <table:table-cell office:value-type="float" office:value="0.44454659037292" calcext:value-type="float">
            <text:p>0.44454659037292</text:p>
          </table:table-cell>
          <table:table-cell office:value-type="float" office:value="0.386749712005258" calcext:value-type="float">
            <text:p>0.386749712005258</text:p>
          </table:table-cell>
        </table:table-row>
        <table:table-row table:style-name="ro1">
          <table:table-cell office:value-type="string" calcext:value-type="string">
            <text:p>x_plus_8</text:p>
          </table:table-cell>
          <table:table-cell office:value-type="float" office:value="0.008" calcext:value-type="float">
            <text:p>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9:00</text:p>
          </table:table-cell>
          <table:table-cell office:value-type="float" office:value="-0.0024369" calcext:value-type="float">
            <text:p>-0.0024369</text:p>
          </table:table-cell>
          <table:table-cell office:value-type="float" office:value="0.2008088" calcext:value-type="float">
            <text:p>0.2008088</text:p>
          </table:table-cell>
          <table:table-cell office:value-type="float" office:value="0.1983719" calcext:value-type="float">
            <text:p>0.1983719</text:p>
          </table:table-cell>
          <table:table-cell office:value-type="float" office:value="0.5415051" calcext:value-type="float">
            <text:p>0.5415051</text:p>
          </table:table-cell>
          <table:table-cell office:value-type="float" office:value="0.0994015" calcext:value-type="float">
            <text:p>0.0994015</text:p>
          </table:table-cell>
          <table:table-cell office:value-type="float" office:value="2" calcext:value-type="float">
            <text:p>2</text:p>
          </table:table-cell>
          <table:table-cell office:value-type="float" office:value="1.92054665088654" calcext:value-type="float">
            <text:p>1.92054665088654</text:p>
          </table:table-cell>
          <table:table-cell office:value-type="float" office:value="-0.089683398604393" calcext:value-type="float">
            <text:p>-0.089683398604393</text:p>
          </table:table-cell>
          <table:table-cell office:value-type="float" office:value="2.01023004949093" calcext:value-type="float">
            <text:p>2.01023004949093</text:p>
          </table:table-cell>
          <table:table-cell office:value-type="float" office:value="0.211196745373309" calcext:value-type="float">
            <text:p>0.211196745373309</text:p>
          </table:table-cell>
          <table:table-cell office:value-type="float" office:value="0.606898720904851" calcext:value-type="float">
            <text:p>0.606898720904851</text:p>
          </table:table-cell>
          <table:table-cell office:value-type="float" office:value="0.049596880748868" calcext:value-type="float">
            <text:p>0.049596880748868</text:p>
          </table:table-cell>
          <table:table-cell office:value-type="float" office:value="0.372796609997749" calcext:value-type="float">
            <text:p>0.372796609997749</text:p>
          </table:table-cell>
          <table:table-cell office:value-type="float" office:value="0.323199729248881" calcext:value-type="float">
            <text:p>0.323199729248881</text:p>
          </table:table-cell>
        </table:table-row>
        <table:table-row table:style-name="ro1">
          <table:table-cell office:value-type="string" calcext:value-type="string">
            <text:p>x_minus_1</text:p>
          </table:table-cell>
          <table:table-cell office:value-type="float" office:value="-0.001" calcext:value-type="float">
            <text:p>-0.0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9:12</text:p>
          </table:table-cell>
          <table:table-cell office:value-type="float" office:value="0.0009583" calcext:value-type="float">
            <text:p>0.0009583</text:p>
          </table:table-cell>
          <table:table-cell office:value-type="float" office:value="0.1918298" calcext:value-type="float">
            <text:p>0.1918298</text:p>
          </table:table-cell>
          <table:table-cell office:value-type="float" office:value="0.1927881" calcext:value-type="float">
            <text:p>0.1927881</text:p>
          </table:table-cell>
          <table:table-cell office:value-type="float" office:value="0.5415038" calcext:value-type="float">
            <text:p>0.5415038</text:p>
          </table:table-cell>
          <table:table-cell office:value-type="float" office:value="0.0993419" calcext:value-type="float">
            <text:p>0.0993419</text:p>
          </table:table-cell>
          <table:table-cell office:value-type="float" office:value="2" calcext:value-type="float">
            <text:p>2</text:p>
          </table:table-cell>
          <table:table-cell office:value-type="float" office:value="1.74823999404907" calcext:value-type="float">
            <text:p>1.74823999404907</text:p>
          </table:table-cell>
          <table:table-cell office:value-type="float" office:value="-0.0913233980536461" calcext:value-type="float">
            <text:p>-0.0913233980536461</text:p>
          </table:table-cell>
          <table:table-cell office:value-type="float" office:value="1.83956339210272" calcext:value-type="float">
            <text:p>1.83956339210272</text:p>
          </table:table-cell>
          <table:table-cell office:value-type="float" office:value="0.265685738134198" calcext:value-type="float">
            <text:p>0.265685738134198</text:p>
          </table:table-cell>
          <table:table-cell office:value-type="float" office:value="0.598204815835617" calcext:value-type="float">
            <text:p>0.598204815835617</text:p>
          </table:table-cell>
          <table:table-cell office:value-type="float" office:value="0.357998878648505" calcext:value-type="float">
            <text:p>0.357998878648505</text:p>
          </table:table-cell>
          <table:table-cell office:value-type="float" office:value="0.173372597619891" calcext:value-type="float">
            <text:p>0.173372597619891</text:p>
          </table:table-cell>
          <table:table-cell office:value-type="float" office:value="0.184626281028613" calcext:value-type="float">
            <text:p>0.184626281028613</text:p>
          </table:table-cell>
        </table:table-row>
        <table:table-row table:style-name="ro1">
          <table:table-cell office:value-type="string" calcext:value-type="string">
            <text:p>x_minus_2</text:p>
          </table:table-cell>
          <table:table-cell office:value-type="float" office:value="-0.002" calcext:value-type="float">
            <text:p>-0.0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9:24</text:p>
          </table:table-cell>
          <table:table-cell office:value-type="float" office:value="0.0014438" calcext:value-type="float">
            <text:p>0.0014438</text:p>
          </table:table-cell>
          <table:table-cell office:value-type="float" office:value="0.1908109" calcext:value-type="float">
            <text:p>0.1908109</text:p>
          </table:table-cell>
          <table:table-cell office:value-type="float" office:value="0.1922547" calcext:value-type="float">
            <text:p>0.1922547</text:p>
          </table:table-cell>
          <table:table-cell office:value-type="float" office:value="0.5415072" calcext:value-type="float">
            <text:p>0.5415072</text:p>
          </table:table-cell>
          <table:table-cell office:value-type="float" office:value="0.0994011" calcext:value-type="float">
            <text:p>0.0994011</text:p>
          </table:table-cell>
          <table:table-cell office:value-type="float" office:value="2" calcext:value-type="float">
            <text:p>2</text:p>
          </table:table-cell>
          <table:table-cell office:value-type="float" office:value="1.9417599439621" calcext:value-type="float">
            <text:p>1.9417599439621</text:p>
          </table:table-cell>
          <table:table-cell office:value-type="float" office:value="-0.0917334035038948" calcext:value-type="float">
            <text:p>-0.0917334035038948</text:p>
          </table:table-cell>
          <table:table-cell office:value-type="float" office:value="2.03349334746599" calcext:value-type="float">
            <text:p>2.03349334746599</text:p>
          </table:table-cell>
          <table:table-cell office:value-type="float" office:value="0.262569733150303" calcext:value-type="float">
            <text:p>0.262569733150303</text:p>
          </table:table-cell>
          <table:table-cell office:value-type="float" office:value="0.632500068202606" calcext:value-type="float">
            <text:p>0.632500068202606</text:p>
          </table:table-cell>
          <table:table-cell office:value-type="float" office:value="0.39604686871171" calcext:value-type="float">
            <text:p>0.39604686871171</text:p>
          </table:table-cell>
          <table:table-cell office:value-type="float" office:value="0.129092597588897" calcext:value-type="float">
            <text:p>0.129092597588897</text:p>
          </table:table-cell>
          <table:table-cell office:value-type="float" office:value="0.266954271122813" calcext:value-type="float">
            <text:p>0.266954271122813</text:p>
          </table:table-cell>
        </table:table-row>
        <table:table-row table:style-name="ro1">
          <table:table-cell office:value-type="string" calcext:value-type="string">
            <text:p>x_minus_3</text:p>
          </table:table-cell>
          <table:table-cell office:value-type="float" office:value="-0.003" calcext:value-type="float">
            <text:p>-0.0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9:37</text:p>
          </table:table-cell>
          <table:table-cell office:value-type="float" office:value="0.001795" calcext:value-type="float">
            <text:p>0.001795</text:p>
          </table:table-cell>
          <table:table-cell office:value-type="float" office:value="0.1898065" calcext:value-type="float">
            <text:p>0.1898065</text:p>
          </table:table-cell>
          <table:table-cell office:value-type="float" office:value="0.1916015" calcext:value-type="float">
            <text:p>0.1916015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4072" calcext:value-type="float">
            <text:p>0.0994072</text:p>
          </table:table-cell>
          <table:table-cell office:value-type="float" office:value="2" calcext:value-type="float">
            <text:p>2</text:p>
          </table:table-cell>
          <table:table-cell office:value-type="float" office:value="2.03975009918213" calcext:value-type="float">
            <text:p>2.03975009918213</text:p>
          </table:table-cell>
          <table:table-cell office:value-type="float" office:value="-0.0921434015035629" calcext:value-type="float">
            <text:p>-0.0921434015035629</text:p>
          </table:table-cell>
          <table:table-cell office:value-type="float" office:value="2.13189350068569" calcext:value-type="float">
            <text:p>2.13189350068569</text:p>
          </table:table-cell>
          <table:table-cell office:value-type="float" office:value="0.254984751623124" calcext:value-type="float">
            <text:p>0.254984751623124</text:p>
          </table:table-cell>
          <table:table-cell office:value-type="float" office:value="0.651845101318428" calcext:value-type="float">
            <text:p>0.651845101318428</text:p>
          </table:table-cell>
          <table:table-cell office:value-type="float" office:value="0.415152900107205" calcext:value-type="float">
            <text:p>0.415152900107205</text:p>
          </table:table-cell>
          <table:table-cell office:value-type="float" office:value="0.0948166031390429" calcext:value-type="float">
            <text:p>0.0948166031390429</text:p>
          </table:table-cell>
          <table:table-cell office:value-type="float" office:value="0.320336296968162" calcext:value-type="float">
            <text:p>0.320336296968162</text:p>
          </table:table-cell>
        </table:table-row>
        <table:table-row table:style-name="ro1">
          <table:table-cell office:value-type="string" calcext:value-type="string">
            <text:p>x_minus_4</text:p>
          </table:table-cell>
          <table:table-cell office:value-type="float" office:value="-0.004" calcext:value-type="float">
            <text:p>-0.00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09:59:50</text:p>
          </table:table-cell>
          <table:table-cell office:value-type="float" office:value="0.001985" calcext:value-type="float">
            <text:p>0.001985</text:p>
          </table:table-cell>
          <table:table-cell office:value-type="float" office:value="0.1888061" calcext:value-type="float">
            <text:p>0.1888061</text:p>
          </table:table-cell>
          <table:table-cell office:value-type="float" office:value="0.1907912" calcext:value-type="float">
            <text:p>0.1907912</text:p>
          </table:table-cell>
          <table:table-cell office:value-type="float" office:value="0.5415093" calcext:value-type="float">
            <text:p>0.5415093</text:p>
          </table:table-cell>
          <table:table-cell office:value-type="float" office:value="0.0994038" calcext:value-type="float">
            <text:p>0.0994038</text:p>
          </table:table-cell>
          <table:table-cell office:value-type="float" office:value="2" calcext:value-type="float">
            <text:p>2</text:p>
          </table:table-cell>
          <table:table-cell office:value-type="float" office:value="2.02745008468628" calcext:value-type="float">
            <text:p>2.02745008468628</text:p>
          </table:table-cell>
          <table:table-cell office:value-type="float" office:value="-0.0925533995032311" calcext:value-type="float">
            <text:p>-0.0925533995032311</text:p>
          </table:table-cell>
          <table:table-cell office:value-type="float" office:value="2.12000348418951" calcext:value-type="float">
            <text:p>2.12000348418951</text:p>
          </table:table-cell>
          <table:table-cell office:value-type="float" office:value="0.243135749362409" calcext:value-type="float">
            <text:p>0.243135749362409</text:p>
          </table:table-cell>
          <table:table-cell office:value-type="float" office:value="0.644206826994558" calcext:value-type="float">
            <text:p>0.644206826994558</text:p>
          </table:table-cell>
          <table:table-cell office:value-type="float" office:value="0.412282896786928" calcext:value-type="float">
            <text:p>0.412282896786928</text:p>
          </table:table-cell>
          <table:table-cell office:value-type="float" office:value="0.0739886019378901" calcext:value-type="float">
            <text:p>0.0739886019378901</text:p>
          </table:table-cell>
          <table:table-cell office:value-type="float" office:value="0.338294294849038" calcext:value-type="float">
            <text:p>0.338294294849038</text:p>
          </table:table-cell>
        </table:table-row>
        <table:table-row table:style-name="ro1">
          <table:table-cell office:value-type="string" calcext:value-type="string">
            <text:p>x_minus_5</text:p>
          </table:table-cell>
          <table:table-cell office:value-type="float" office:value="-0.005" calcext:value-type="float">
            <text:p>-0.0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00:02</text:p>
          </table:table-cell>
          <table:table-cell office:value-type="float" office:value="0.0021014" calcext:value-type="float">
            <text:p>0.0021014</text:p>
          </table:table-cell>
          <table:table-cell office:value-type="float" office:value="0.1878124" calcext:value-type="float">
            <text:p>0.1878124</text:p>
          </table:table-cell>
          <table:table-cell office:value-type="float" office:value="0.1899138" calcext:value-type="float">
            <text:p>0.1899138</text:p>
          </table:table-cell>
          <table:table-cell office:value-type="float" office:value="0.5415079" calcext:value-type="float">
            <text:p>0.5415079</text:p>
          </table:table-cell>
          <table:table-cell office:value-type="float" office:value="0.0993998" calcext:value-type="float">
            <text:p>0.0993998</text:p>
          </table:table-cell>
          <table:table-cell office:value-type="float" office:value="2" calcext:value-type="float">
            <text:p>2</text:p>
          </table:table-cell>
          <table:table-cell office:value-type="float" office:value="1.83721005916595" calcext:value-type="float">
            <text:p>1.83721005916595</text:p>
          </table:table-cell>
          <table:table-cell office:value-type="float" office:value="-0.0917334035038948" calcext:value-type="float">
            <text:p>-0.0917334035038948</text:p>
          </table:table-cell>
          <table:table-cell office:value-type="float" office:value="1.92894346266985" calcext:value-type="float">
            <text:p>1.92894346266985</text:p>
          </table:table-cell>
          <table:table-cell office:value-type="float" office:value="0.214025746844709" calcext:value-type="float">
            <text:p>0.214025746844709</text:p>
          </table:table-cell>
          <table:table-cell office:value-type="float" office:value="0.583050544434956" calcext:value-type="float">
            <text:p>0.583050544434956</text:p>
          </table:table-cell>
          <table:table-cell office:value-type="float" office:value="0.373086892068386" calcext:value-type="float">
            <text:p>0.373086892068386</text:p>
          </table:table-cell>
          <table:table-cell office:value-type="float" office:value="0.0549646016210318" calcext:value-type="float">
            <text:p>0.0549646016210318</text:p>
          </table:table-cell>
          <table:table-cell office:value-type="float" office:value="0.318122290447354" calcext:value-type="float">
            <text:p>0.318122290447354</text:p>
          </table:table-cell>
        </table:table-row>
        <table:table-row table:style-name="ro1">
          <table:table-cell office:value-type="string" calcext:value-type="string">
            <text:p>x_minus_6</text:p>
          </table:table-cell>
          <table:table-cell office:value-type="float" office:value="-0.006" calcext:value-type="float">
            <text:p>-0.0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00:15</text:p>
          </table:table-cell>
          <table:table-cell office:value-type="float" office:value="0.0021226" calcext:value-type="float">
            <text:p>0.0021226</text:p>
          </table:table-cell>
          <table:table-cell office:value-type="float" office:value="0.1868094" calcext:value-type="float">
            <text:p>0.1868094</text:p>
          </table:table-cell>
          <table:table-cell office:value-type="float" office:value="0.188832" calcext:value-type="float">
            <text:p>0.188832</text:p>
          </table:table-cell>
          <table:table-cell office:value-type="float" office:value="0.5415061" calcext:value-type="float">
            <text:p>0.5415061</text:p>
          </table:table-cell>
          <table:table-cell office:value-type="float" office:value="0.0994005" calcext:value-type="float">
            <text:p>0.0994005</text:p>
          </table:table-cell>
          <table:table-cell office:value-type="float" office:value="2" calcext:value-type="float">
            <text:p>2</text:p>
          </table:table-cell>
          <table:table-cell office:value-type="float" office:value="1.50757002830505" calcext:value-type="float">
            <text:p>1.50757002830505</text:p>
          </table:table-cell>
          <table:table-cell office:value-type="float" office:value="-0.0921434015035629" calcext:value-type="float">
            <text:p>-0.0921434015035629</text:p>
          </table:table-cell>
          <table:table-cell office:value-type="float" office:value="1.59971342980862" calcext:value-type="float">
            <text:p>1.59971342980862</text:p>
          </table:table-cell>
          <table:table-cell office:value-type="float" office:value="0.176469742506742" calcext:value-type="float">
            <text:p>0.176469742506742</text:p>
          </table:table-cell>
          <table:table-cell office:value-type="float" office:value="0.480687761444873" calcext:value-type="float">
            <text:p>0.480687761444873</text:p>
          </table:table-cell>
          <table:table-cell office:value-type="float" office:value="0.306502885371447" calcext:value-type="float">
            <text:p>0.306502885371447</text:p>
          </table:table-cell>
          <table:table-cell office:value-type="float" office:value="0.0464365996420383" calcext:value-type="float">
            <text:p>0.0464365996420383</text:p>
          </table:table-cell>
          <table:table-cell office:value-type="float" office:value="0.260066285729408" calcext:value-type="float">
            <text:p>0.260066285729408</text:p>
          </table:table-cell>
        </table:table-row>
        <table:table-row table:style-name="ro1">
          <table:table-cell office:value-type="string" calcext:value-type="string">
            <text:p>x_minus_7</text:p>
          </table:table-cell>
          <table:table-cell office:value-type="float" office:value="-0.007" calcext:value-type="float">
            <text:p>-0.00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00:27</text:p>
          </table:table-cell>
          <table:table-cell office:value-type="float" office:value="0.0021861" calcext:value-type="float">
            <text:p>0.0021861</text:p>
          </table:table-cell>
          <table:table-cell office:value-type="float" office:value="0.1858078" calcext:value-type="float">
            <text:p>0.1858078</text:p>
          </table:table-cell>
          <table:table-cell office:value-type="float" office:value="0.1876939" calcext:value-type="float">
            <text:p>0.1876939</text:p>
          </table:table-cell>
          <table:table-cell office:value-type="float" office:value="0.5415066" calcext:value-type="float">
            <text:p>0.5415066</text:p>
          </table:table-cell>
          <table:table-cell office:value-type="float" office:value="0.0993984" calcext:value-type="float">
            <text:p>0.0993984</text:p>
          </table:table-cell>
          <table:table-cell office:value-type="float" office:value="2" calcext:value-type="float">
            <text:p>2</text:p>
          </table:table-cell>
          <table:table-cell office:value-type="float" office:value="1.22139000892639" calcext:value-type="float">
            <text:p>1.22139000892639</text:p>
          </table:table-cell>
          <table:table-cell office:value-type="float" office:value="-0.0929633975028992" calcext:value-type="float">
            <text:p>-0.0929633975028992</text:p>
          </table:table-cell>
          <table:table-cell office:value-type="float" office:value="1.31435340642929" calcext:value-type="float">
            <text:p>1.31435340642929</text:p>
          </table:table-cell>
          <table:table-cell office:value-type="float" office:value="0.145555741898716" calcext:value-type="float">
            <text:p>0.145555741898716</text:p>
          </table:table-cell>
          <table:table-cell office:value-type="float" office:value="0.392501096707355" calcext:value-type="float">
            <text:p>0.392501096707355</text:p>
          </table:table-cell>
          <table:table-cell office:value-type="float" office:value="0.249102881923318" calcext:value-type="float">
            <text:p>0.249102881923318</text:p>
          </table:table-cell>
          <table:table-cell office:value-type="float" office:value="0.0420086018741131" calcext:value-type="float">
            <text:p>0.0420086018741131</text:p>
          </table:table-cell>
          <table:table-cell office:value-type="float" office:value="0.207094280049205" calcext:value-type="float">
            <text:p>0.207094280049205</text:p>
          </table:table-cell>
        </table:table-row>
        <table:table-row table:style-name="ro1">
          <table:table-cell office:value-type="string" calcext:value-type="string">
            <text:p>x_minus_8</text:p>
          </table:table-cell>
          <table:table-cell office:value-type="float" office:value="-0.008" calcext:value-type="float">
            <text:p>-0.00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2025-09-15 10:00:40</text:p>
          </table:table-cell>
          <table:table-cell office:value-type="float" office:value="0.0016942" calcext:value-type="float">
            <text:p>0.0016942</text:p>
          </table:table-cell>
          <table:table-cell office:value-type="float" office:value="0.1848089" calcext:value-type="float">
            <text:p>0.1848089</text:p>
          </table:table-cell>
          <table:table-cell office:value-type="float" office:value="0.1865031" calcext:value-type="float">
            <text:p>0.1865031</text:p>
          </table:table-cell>
          <table:table-cell office:value-type="float" office:value="0.5415059" calcext:value-type="float">
            <text:p>0.5415059</text:p>
          </table:table-cell>
          <table:table-cell office:value-type="float" office:value="0.0993977" calcext:value-type="float">
            <text:p>0.0993977</text:p>
          </table:table-cell>
          <table:table-cell office:value-type="float" office:value="2" calcext:value-type="float">
            <text:p>2</text:p>
          </table:table-cell>
          <table:table-cell office:value-type="float" office:value="0.951200008392334" calcext:value-type="float">
            <text:p>0.951200008392334</text:p>
          </table:table-cell>
          <table:table-cell office:value-type="float" office:value="-0.0929633975028992" calcext:value-type="float">
            <text:p>-0.0929633975028992</text:p>
          </table:table-cell>
          <table:table-cell office:value-type="float" office:value="1.04416340589523" calcext:value-type="float">
            <text:p>1.04416340589523</text:p>
          </table:table-cell>
          <table:table-cell office:value-type="float" office:value="0.116650741919875" calcext:value-type="float">
            <text:p>0.116650741919875</text:p>
          </table:table-cell>
          <table:table-cell office:value-type="float" office:value="0.309960833290921" calcext:value-type="float">
            <text:p>0.309960833290921</text:p>
          </table:table-cell>
          <table:table-cell office:value-type="float" office:value="0.194900880753994" calcext:value-type="float">
            <text:p>0.194900880753994</text:p>
          </table:table-cell>
          <table:table-cell office:value-type="float" office:value="0.0384006030857563" calcext:value-type="float">
            <text:p>0.0384006030857563</text:p>
          </table:table-cell>
          <table:table-cell office:value-type="float" office:value="0.156500277668238" calcext:value-type="float">
            <text:p>0.1565002776682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9-15T18:16:30.167171554</dc:date>
    <meta:editing-duration>PT31S</meta:editing-duration>
    <meta:editing-cycles>3</meta:editing-cycles>
    <meta:document-statistic meta:table-count="1" meta:cell-count="396" meta:object-count="0"/>
  </office:meta>
</office:document-meta>
</file>